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4" style:family="paragraph" style:parent-style-name="Standard">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pot n°1</text:p>
      <text:p text:style-name="Standard"/>
      <text:p text:style-name="P1">Lien du dépot</text:p>
      <text:p text:style-name="Standard">https://github.com/Alex-Overlord/SocialHub</text:p>
      <text:p text:style-name="Standard"/>
      <text:p text:style-name="P1">Maquette</text:p>
      <text:p text:style-name="Standard"/>
      <text:p text:style-name="Standard">Des améliorations de conception ont été faite:</text:p>
      <text:p text:style-name="Standard"><text:s/></text:p>
      <text:p text:style-name="Standard">Dans un premier teù^s que nous voulons obtenir</text:p>
      <text:p text:style-name="Standard"/>
      <text:p text:style-name="Standard">Page de présentation (login) = </text:p>
      <text:p text:style-name="Standard">Changement de la page d'arrivé (idée architecture de WhatsApp)</text:p>
      <text:p text:style-name="Standard">Visualisation de tout nos réseaux et option d'en ajouter et modifier</text:p>
      <text:p text:style-name="Standard"/>
      <text:p text:style-name="Standard"/>
      <text:p text:style-name="Standard"/>
      <text:p text:style-name="Standard"/>
      <text:p text:style-name="P1">Base de données</text:p>
      <text:p text:style-name="P2">Pour l'instant nous avions pas changer la base de donnée</text:p>
      <text:p text:style-name="Standard"/>
      <text:p text:style-name="P1">Réalisation / Avancement</text:p>
      <text:p text:style-name="Standard"/>
      <text:p text:style-name="Standard">Nous avions décider d'utiliser FireBase, nous somme en train de s'approprier l'outil et réaliser la base de donnée.</text:p>
      <text:p text:style-name="Standard"/>
      <text:p text:style-name="Standard">Pourquoi nous avions choisir FireBase ?</text:p>
      <text:p text:style-name="Standard">Outils google, plus simple et avec de nombreuses fonctionnalité de gestion coté backend.</text:p>
      <text:p text:style-name="Standard"/>
      <text:p text:style-name="Standard">Réalisation de l'interface login (un début)</text:p>
      <text:p text:style-name="Standard"/>
      <text:p text:style-name="Standard"><draw:frame draw:style-name="fr1" draw:name="images1" text:anchor-type="as-char" svg:width="1.9cm" svg:height="4.233cm" draw:z-index="0"><draw:image xlink:href="https://cdn.discordapp.com/attachments/428225872055762956/826910999146922004/unknown.png" xlink:type="simple" xlink:show="embed" xlink:actuate="onLoad"/></draw:frame> <draw:frame draw:style-name="fr1" draw:name="images2" text:anchor-type="as-char" svg:width="2.074cm" svg:height="4.233cm" draw:z-index="1"><draw:image xlink:href="https://cdn.discordapp.com/attachments/428225872055762956/826911202416001055/unknown.png" xlink:type="simple" xlink:show="embed" xlink:actuate="onLoad"/></draw:frame> <draw:frame draw:style-name="fr1" draw:name="images3" text:anchor-type="as-char" svg:width="2.305cm" svg:height="4.23cm" draw:z-index="2"><draw:image xlink:href="https://cdn.discordapp.com/attachments/428225872055762956/826911118999289896/unknown.png" xlink:type="simple" xlink:show="embed" xlink:actuate="onLoad"/></draw:frame> </text:p>
      <text:p text:style-name="Standard"/>
      <text:p text:style-name="P1">L'objectif avenir</text:p>
      <text:p text:style-name="Standard">Dans un premier temps nous allons nous concentrer dans la mise en place du type de réseau type "WattsApp" puis nous allons par la suite implémenter les autres types de réseau (Facebook, Email, Messages S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5M22S</meta:editing-duration>
    <meta:editing-cycles>5</meta:editing-cycles>
    <meta:generator>OpenOffice/4.1.8$Win32 OpenOffice.org_project/418m3$Build-9803</meta:generator>
    <dc:date>2021-04-01T22:52:46.26</dc:date>
    <dc:creator>Alexandre Canton Condes</dc:creator>
    <meta:document-statistic meta:table-count="0" meta:image-count="3" meta:object-count="0" meta:page-count="1" meta:paragraph-count="20" meta:word-count="143" meta:character-count="935"/>
    <meta:user-defined meta:name="Info 1"/>
    <meta:user-defined meta:name="Info 2"/>
    <meta:user-defined meta:name="Info 3"/>
    <meta:user-defined meta:name="Info 4"/>
  </office:meta>
</office:document-meta>
</file>